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199cm" fo:margin-right="0cm" fo:text-indent="0cm" style:auto-text-indent="false" style:page-number="auto" fo:background-color="transparent"/>
      <style:text-properties fo:font-weight="bold" officeooo:rsid="001943d3" officeooo:paragraph-rsid="001dbb0b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1dbb0b" style:font-weight-asian="bold" style:font-weight-complex="bold"/>
    </style:style>
    <style:style style:name="P4" style:family="paragraph" style:parent-style-name="Standard">
      <style:text-properties fo:font-weight="bold" officeooo:rsid="001943d3" officeooo:paragraph-rsid="001943d3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281e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1.199cm" fo:margin-right="0cm" fo:text-indent="0cm" style:auto-text-indent="false" fo:background-color="transparent"/>
      <style:text-properties fo:font-weight="bold" officeooo:rsid="001943d3" officeooo:paragraph-rsid="002281e2" style:font-weight-asian="bold" style:font-weight-complex="bold"/>
    </style:style>
    <style:style style:name="P7" style:family="paragraph" style:parent-style-name="Standard">
      <style:text-properties fo:font-weight="bold" officeooo:rsid="001943d3" officeooo:paragraph-rsid="002281e2" style:font-weight-asian="bold" style:font-weight-complex="bold"/>
    </style:style>
    <style:style style:name="P8" style:family="paragraph" style:parent-style-name="Standard">
      <style:text-properties fo:font-weight="bold" officeooo:rsid="00215501" officeooo:paragraph-rsid="00215501" style:font-weight-asian="bold" style:font-weight-complex="bold"/>
    </style:style>
    <style:style style:name="P9" style:family="paragraph" style:parent-style-name="Standard">
      <style:text-properties fo:font-weight="bold" officeooo:rsid="00215501" officeooo:paragraph-rsid="002281e2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20pt" fo:font-weight="bold" officeooo:rsid="001943d3" officeooo:paragraph-rsid="00215501" style:font-size-asian="20pt" style:font-weight-asian="bold" style:font-size-complex="20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3pt" fo:font-weight="normal" officeooo:rsid="00215501" officeooo:paragraph-rsid="00215501" style:font-size-asian="11.3500003814697pt" style:font-weight-asian="normal" style:font-size-complex="13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20pt" fo:font-weight="bold" officeooo:rsid="001943d3" officeooo:paragraph-rsid="002010e4" style:font-size-asian="20pt" style:font-weight-asian="bold" style:font-size-complex="20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20pt" fo:font-weight="bold" officeooo:rsid="001943d3" officeooo:paragraph-rsid="002281e2" style:font-size-asian="20pt" style:font-weight-asian="bold" style:font-size-complex="20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20pt" fo:font-weight="bold" officeooo:rsid="00215501" officeooo:paragraph-rsid="002281e2" style:font-size-asian="20pt" style:font-weight-asian="bold" style:font-size-complex="20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3pt" fo:font-weight="bold" officeooo:rsid="002281e2" officeooo:paragraph-rsid="002281e2" style:font-size-asian="11.3500003814697pt" style:font-weight-asian="bold" style:font-size-complex="13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943d3" officeooo:paragraph-rsid="002010e4" style:font-weight-asian="bold" style:font-weight-complex="bold"/>
    </style:style>
    <style:style style:name="P17" style:family="paragraph" style:parent-style-name="Standard">
      <style:text-properties fo:font-weight="bold" officeooo:rsid="001943d3" officeooo:paragraph-rsid="002281e2" style:font-weight-asian="bold" style:font-weight-complex="bold"/>
    </style:style>
    <style:style style:name="P18" style:family="paragraph" style:parent-style-name="Standard">
      <style:text-properties fo:font-weight="bold" officeooo:rsid="00215501" officeooo:paragraph-rsid="002281e2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215501" officeooo:paragraph-rsid="002010e4" style:font-weight-asian="bold" style:font-weight-complex="bold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2281e2" style:font-size-asian="20pt" style:font-size-complex="20pt"/>
    </style:style>
    <style:style style:name="T3" style:family="text">
      <style:text-properties fo:font-size="20pt" officeooo:rsid="00252ee7" style:font-size-asian="20pt" style:font-size-complex="20pt"/>
    </style:style>
    <style:style style:name="T4" style:family="text">
      <style:text-properties fo:font-size="20pt" fo:font-weight="bold" officeooo:rsid="002281e2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215501" style:font-size-asian="20pt" style:font-weight-asian="bold" style:font-size-complex="20pt" style:font-weight-complex="bold"/>
    </style:style>
    <style:style style:name="T6" style:family="text">
      <style:text-properties fo:font-size="13pt" officeooo:rsid="002281e2" style:font-size-asian="11.3500003814697pt" style:font-size-complex="13pt"/>
    </style:style>
    <style:style style:name="T7" style:family="text">
      <style:text-properties fo:font-size="13pt" fo:font-weight="bold" officeooo:rsid="00215501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281e2" style:font-size-asian="11.3500003814697pt" style:font-weight-asian="bold" style:font-size-complex="13pt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969cm" fo:min-width="2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</text:p>
      <text:p text:style-name="P3"/>
      <text:p text:style-name="P16"><text:s text:c="11"/><text:span text:style-name="T3">COLLABORATIOON DIAGRAM: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draw:custom-shape text:anchor-type="paragraph" draw:z-index="9" draw:name="Shape 6" draw:style-name="gr2" draw:text-style-name="P20" svg:width="2.964cm" svg:height="1.969cm" svg:x="15.115cm" svg:y="0.529cm"><text:p text:style-name="P20">SHOW</text:p><text:p text:style-name="P20"><text:s/>DECISION </text:p><text:p text:style-name="P20">APPROACH</text:p><draw:enhanced-geometry svg:viewBox="0 0 21600 21600" draw:type="rectangle" draw:enhanced-path="M 0 0 L 21600 0 21600 21600 0 21600 0 0 Z N"/></draw:custom-shape><text:span text:style-name="T3"/></text:p>
      <text:p text:style-name="P19"><draw:custom-shape text:anchor-type="paragraph" draw:z-index="1" draw:name="Shape 2" draw:style-name="gr2" draw:text-style-name="P20" svg:width="2.964cm" svg:height="1.969cm" svg:x="7.093cm" svg:y="0.035cm"><text:p text:style-name="P20">DATA</text:p><text:p text:style-name="P20"><text:s/>DASHBOARD</text:p><draw:enhanced-geometry svg:viewBox="0 0 21600 21600" draw:type="rectangle" draw:enhanced-path="M 0 0 L 21600 0 21600 21600 0 21600 0 0 Z N"/></draw:custom-shape></text:p>
      <text:p text:style-name="P9"/>
      <text:p text:style-name="P8"/>
      <text:p text:style-name="P8"><draw:line text:anchor-type="paragraph" draw:z-index="4" draw:name="Line 1" draw:style-name="gr1" draw:text-style-name="P20" svg:x1="6.542cm" svg:y1="0.268cm" svg:x2="4.129cm" svg:y2="4.078cm"><text:p text:style-name="P20">1) <text:s/>ADD <text:s/></text:p><text:p text:style-name="P20">DATA</text:p></draw:line></text:p>
      <text:p text:style-name="P8"><draw:line text:anchor-type="paragraph" draw:z-index="11" draw:name="Line 6" draw:style-name="gr1" draw:text-style-name="P20" svg:x1="15.517cm" svg:y1="2.152cm" svg:x2="16.152cm" svg:y2="0.014cm"><text:p text:style-name="P20">6) <text:s/>DISPLAY</text:p><text:p text:style-name="P20"/></draw:line></text:p>
      <text:p text:style-name="P8"/>
      <text:p text:style-name="P8"><draw:line text:anchor-type="paragraph" draw:z-index="7" draw:name="Line 4" draw:style-name="gr1" draw:text-style-name="P20" svg:x1="5.907cm" svg:y1="2.554cm" svg:x2="7.389cm" svg:y2="0.247cm"><text:p text:style-name="P20">7) CHANGE </text:p><text:p text:style-name="P20">DATA</text:p></draw:line></text:p>
      <text:p text:style-name="P8"/>
      <text:p text:style-name="P8"/>
      <text:p text:style-name="P8"><draw:custom-shape text:anchor-type="paragraph" draw:z-index="3" draw:name="Shape 4" draw:style-name="gr2" draw:text-style-name="P20" svg:width="2.964cm" svg:height="1.969cm" svg:x="13.485cm" svg:y="0.035cm"><text:p text:style-name="P20">XAI MODEL</text:p><draw:enhanced-geometry svg:viewBox="0 0 21600 21600" draw:type="rectangle" draw:enhanced-path="M 0 0 L 21600 0 21600 21600 0 21600 0 0 Z N"/></draw:custom-shape></text:p>
      <text:p text:style-name="P8"><draw:line text:anchor-type="paragraph" draw:z-index="6" draw:name="Line 3" draw:style-name="gr1" draw:text-style-name="P20" svg:x1="7.093cm" svg:y1="1.813cm" svg:x2="13.253cm" svg:y2="0.437cm"><text:p text:style-name="P20">5) <text:s/>TO FIND REASON </text:p><text:p text:style-name="P20">FOR SEARCH</text:p></draw:line></text:p>
      <text:p text:style-name="P8"/>
      <text:p text:style-name="P8"><draw:custom-shape text:anchor-type="paragraph" draw:z-index="0" draw:name="Shape 1" draw:style-name="gr2" svg:width="2.964cm" svg:height="1.969cm" svg:x="3.833cm" svg:y="0.014cm"><text:p text:style-name="P20">SEARCH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><draw:line text:anchor-type="paragraph" draw:z-index="5" draw:name="Line 2" draw:style-name="gr1" draw:text-style-name="P20" svg:x1="6.267cm" svg:y1="0.395cm" svg:x2="9.548cm" svg:y2="2.406cm"><text:p text:style-name="P20">3) <text:s/>DO BETTER </text:p><text:p text:style-name="P20">SEARCH</text:p></draw:line><draw:line text:anchor-type="paragraph" draw:z-index="10" draw:name="Line 5" draw:style-name="gr1" draw:text-style-name="P20" svg:x1="4.341cm" svg:y1="0.353cm" svg:x2="3.071cm" svg:y2="2.999cm"><text:p text:style-name="P20">2) <text:s/>DISPLAY</text:p><text:p text:style-name="P20"/></draw:line></text:p>
      <text:p text:style-name="P8"/>
      <text:p text:style-name="P8"/>
      <text:p text:style-name="P8"><draw:custom-shape text:anchor-type="paragraph" draw:z-index="2" draw:name="Shape 3" draw:style-name="gr2" draw:text-style-name="P20" svg:width="2.964cm" svg:height="1.969cm" svg:x="9.865cm" svg:y="0.459cm"><text:p text:style-name="P20">REFINE </text:p><text:p text:style-name="P20">SEARCH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><draw:custom-shape text:anchor-type="paragraph" draw:z-index="8" draw:name="Shape 5" draw:style-name="gr2" draw:text-style-name="P20" svg:width="2.964cm" svg:height="1.969cm" svg:x="1.716cm" svg:y="0.268cm"><text:p text:style-name="P20">SHOW </text:p><text:p text:style-name="P20">SEARCH </text:p><text:p text:style-name="P20">RESULT</text:p><draw:enhanced-geometry svg:viewBox="0 0 21600 21600" draw:type="rectangle" draw:enhanced-path="M 0 0 L 21600 0 21600 21600 0 21600 0 0 Z N"/></draw:custom-shape><draw:line text:anchor-type="paragraph" draw:z-index="12" draw:name="Line 7" draw:style-name="gr1" draw:text-style-name="P20" svg:x1="9.527cm" svg:y1="0.395cm" svg:x2="4.997cm" svg:y2="1.348cm"><text:p text:style-name="P20">4) <text:s/>DISPLAY</text:p><text:p text:style-name="P20"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 text:c="2"/></text:p>
      <text:p text:style-name="P10"/>
      <text:p text:style-name="P10"/>
      <text:p text:style-name="P13"><text:s text:c="7"/></text:p>
      <text:p text:style-name="P5"><text:span text:style-name="T2"><text:s text:c="4"/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101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09:18:14.308997645</meta:creation-date>
    <dc:date>2024-03-12T10:40:46.674134846</dc:date>
    <meta:editing-duration>PT42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" meta:character-count="59" meta:non-whitespace-character-count="22"/>
  </office:meta>
</office:document-meta>
</file>